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Application utilisant API Instagram et Google Map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PI Instagram :</text:p>
              </text:list-item>
              <text:list-item>
                <text:p>API Google Maps :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2</meta:editing-cycles>
    <meta:editing-duration>PT8M32S</meta:editing-duration>
    <dc:date>2018-04-05T13:45:54.71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/>
  </office:meta>
</office:document-meta>
</file>